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b3a0" officeooo:paragraph-rsid="0003b3a0"/>
    </style:style>
    <style:style style:name="P2" style:family="paragraph" style:parent-style-name="Standard">
      <style:text-properties officeooo:rsid="00040173" officeooo:paragraph-rsid="00040173"/>
    </style:style>
    <style:style style:name="P3" style:family="paragraph" style:parent-style-name="Standard">
      <style:text-properties style:text-underline-style="none" officeooo:rsid="0003b3a0" officeooo:paragraph-rsid="0003b3a0"/>
    </style:style>
    <style:style style:name="T1" style:family="text">
      <style:text-properties officeooo:rsid="0003e73b"/>
    </style:style>
    <style:style style:name="T2" style:family="text">
      <style:text-properties officeooo:rsid="00040173"/>
    </style:style>
    <style:style style:name="T3" style:family="text">
      <style:text-properties officeooo:rsid="0004499a"/>
    </style:style>
    <style:style style:name="T4" style:family="text">
      <style:text-properties officeooo:rsid="000572d9"/>
    </style:style>
    <style:style style:name="T5" style:family="text">
      <style:text-properties officeooo:rsid="0007621f"/>
    </style:style>
    <style:style style:name="T6" style:family="text">
      <style:text-properties officeooo:rsid="0009461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nsici<text:span text:style-name="T6">ó</text:span>n de software de Flycapture a Spinnaker</text:p>
      <text:p text:style-name="P1"/>
      <text:p text:style-name="P1">Durante el proceso de ejecución del programa, se observo una incompatibilidad para la comunicación del software con la camara cuya referencia pertenece BFS-U3-50S5C-C. El programa para la inicialización, captura y control se encuentra asociado con el SDK (software de<text:span text:style-name="T4">velopment</text:span> kit) Flycapture2, que se encuentra en el programa servidor, ubicación code/pgr/serverzmq/camera_driver.hpp. <text:s/>Para su correcta configuración es necesario un SDK llamado Spinnaker, el cual contiene una estructura lógica diferente <text:span text:style-name="T1">a la que se encuentra en el programa, lo que involucra, una modificación, en archivos relacionados con el procesamiento de imagen, sobre el control servidor y <text:s/>la comunicación con el cliente y sus dispositivos (arduino y perifericos “motores, iluminacion, finales de carrera.”).</text:span></text:p>
      <text:p text:style-name="P1"/>
      <text:p text:style-name="P2">Una <text:span text:style-name="T5">posible </text:span>solución:</text:p>
      <text:p text:style-name="P2"/>
      <text:p text:style-name="P2">-Inicio de documentación detallada del funcionamiento del programa que genera la ejecución del servidor, el objetivo principal de este proceso es alcanzar el analisis especifico de las funciones involucradas en el manejo de la camara, para de esta manera lograr asociar las funciones correspondietes al SDK Spinnaker. </text:p>
      <text:p text:style-name="P2"/>
      <text:p text:style-name="P2">-El tiempo para la estructuración del diseño presente en software (de lo que se tiene hasta el momento), en un documento legible y entendible para el <text:s/>refinamiento y escabilidad del proyecto, es aproximadamente de 3 semanas. Esto se debe a que <text:s/>parte del procesamiento y el control se encuentra en el servidor y corresponde a la arquitectura mas extensa de todo el proyecto.</text:p>
      <text:p text:style-name="P2"/>
      <text:p text:style-name="P3">-<text:span text:style-name="T2">Para el rediseño a partir de la documentación antes elaborada, esta propuesta entre 2-3 semanas, pueden encontrarse incompatiblidad entre las funciones existentes y las que se quieren incorporar sobre el diseño, ademas de generar un control de errores para su correcto funcionamiento.</text:span></text:p>
      <text:p text:style-name="P3"/>
      <text:p text:style-name="P3">-<text:span text:style-name="T3">En la implementacion en codigo, se estima un tiempo entre 1-2 semanas, como en el caso anteriror puede presentarse errores como el uso de dependencias o librerias presentes en el sistema operativo, que no esten incorporadas e impidan el correcto funcionamiento de la aplic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09:27:17.479359383</meta:creation-date>
    <dc:date>2019-12-06T10:04:54.574347074</dc:date>
    <meta:editing-duration>PT16M54S</meta:editing-duration>
    <meta:editing-cycles>7</meta:editing-cycles>
    <meta:generator>LibreOffice/5.1.6.2$Linux_X86_64 LibreOffice_project/10m0$Build-2</meta:generator>
    <meta:document-statistic meta:table-count="0" meta:image-count="0" meta:object-count="0" meta:page-count="1" meta:paragraph-count="7" meta:word-count="315" meta:character-count="2108" meta:non-whitespace-character-count="1795"/>
  </office:meta>
</office:document-meta>
</file>